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8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209.2pt"/>
    </style:style>
    <style:style style:name="co6" style:family="table-column">
      <style:table-column-properties fo:break-before="auto" style:column-width="517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row table:style-name="ro1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N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_LA52H2450_5500_A28</text:p>
          </table:table-cell>
          <table:table-cell office:value-type="string" calcext:value-type="string">
            <text:p>require:ANT_LA52H2450_5500_A28</text:p>
          </table:table-cell>
          <table:table-cell office:value-type="string" calcext:value-type="string">
            <text:p>require:LA52H2450_5500_A28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100, C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2">
          <table:table-cell office:value-type="string" calcext:value-type="string">
            <text:p>C110, C200, C206, C207, C226, C229, C255, C257, C265, C269, C310, C311, C312, C313, C314, C315, C316, C317, C318, C319, C320, C321, C322, C323, C324, C325, C326, C330, C351, C352, C401, C402, C406, C4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1, C221, C231, C251, C253, C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,1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2, C222, C232, C252, C3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3, C204, C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8, C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223, C225, C233, C300, C301, C302, C350, C400, C410, C510, C511, C5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56, C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60, C261, C420, C530, C8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31, C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00, C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20, C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require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800, D810, D8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SDUC3FD5VU</text:p>
          </table:table-cell>
          <table:table-cell office:value-type="string" calcext:value-type="string">
            <text:p>require:PESDUC3FD5VU</text:p>
          </table:table-cell>
          <table:table-cell office:value-type="string" calcext:value-type="string">
            <text:p>require:SOT-88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229, F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R,1.5A</text:p>
          </table:table-cell>
          <table:table-cell office:value-type="string" calcext:value-type="string">
            <text:p>Device:Ferrite_Bead</text:p>
          </table:table-cell>
          <table:table-cell office:value-type="string" calcext:value-type="string">
            <text:p>require:L_0402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J800, J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105164-0001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require:USB_Micro-B_Molex-105164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L200, L250, L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1008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20, L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0806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quire:L_0402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R,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3">
          <table:table-cell office:value-type="string" calcext:value-type="string">
            <text:p>R100, R400, R800, R801, R810, R811, R812, R813, R820, R8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0, R840, R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2, R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3, R223, R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9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30, R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0, R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9R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00, R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k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R,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30, R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quire:R_0402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3308</text:p>
          </table:table-cell>
          <table:table-cell office:value-type="string" calcext:value-type="string">
            <text:p>require:RK3308</text:p>
          </table:table-cell>
          <table:table-cell office:value-type="string" calcext:value-type="string">
            <text:p>require:RK3308_TFBGA-35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200, U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089AAC</text:p>
          </table:table-cell>
          <table:table-cell office:value-type="string" calcext:value-type="string">
            <text:p>require:SY8089AAC</text:p>
          </table:table-cell>
          <table:table-cell office:value-type="string" calcext:value-type="string">
            <text:p>require:SOT-23-5</text:p>
          </table:table-cell>
          <table:table-cell office:value-type="string" calcext:value-type="string">
            <text:p>1A DC-DC Step Down</text:p>
          </table:table-cell>
          <table:table-cell/>
        </table:table-row>
        <table:table-row table:style-name="ro1">
          <table:table-cell office:value-type="string" calcext:value-type="string">
            <text:p>U220, U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M2305CGFADJ</text:p>
          </table:table-cell>
          <table:table-cell office:value-type="string" calcext:value-type="string">
            <text:p>Regulator_Switching:PAM2305CGFADJ</text:p>
          </table:table-cell>
          <table:table-cell office:value-type="string" calcext:value-type="string">
            <text:p>require:U-DFN2020-6</text:p>
          </table:table-cell>
          <table:table-cell office:value-type="string" calcext:value-type="string">
            <text:p>1A, Step-Down DC/DC-Converter, Adjustable Output Voltage, 1.5MHz, DFN-6</text:p>
          </table:table-cell>
          <table:table-cell/>
        </table:table-row>
        <table:table-row table:style-name="ro1">
          <table:table-cell office:value-type="string" calcext:value-type="string">
            <text:p>U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707CMX180TCG</text:p>
          </table:table-cell>
          <table:table-cell office:value-type="string" calcext:value-type="string">
            <text:p>require:NCP707_XDFN4</text:p>
          </table:table-cell>
          <table:table-cell office:value-type="string" calcext:value-type="string">
            <text:p>require:XDFN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R3_FBGA96</text:p>
          </table:table-cell>
          <table:table-cell office:value-type="string" calcext:value-type="string">
            <text:p>require:DDR3_FBGA96</text:p>
          </table:table-cell>
          <table:table-cell office:value-type="string" calcext:value-type="string">
            <text:p>require:DDR3_BGA-9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C_BGA_153</text:p>
          </table:table-cell>
          <table:table-cell office:value-type="string" calcext:value-type="string">
            <text:p>require:EMMC_BGA_153</text:p>
          </table:table-cell>
          <table:table-cell office:value-type="string" calcext:value-type="string">
            <text:p>require:BGA-153_14x14_11.5x13.0m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255</text:p>
          </table:table-cell>
          <table:table-cell office:value-type="string" calcext:value-type="string">
            <text:p>require:AP6255</text:p>
          </table:table-cell>
          <table:table-cell office:value-type="string" calcext:value-type="string">
            <text:p>require:AP6255_QFP_4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U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ECC608A-MAHDA</text:p>
          </table:table-cell>
          <table:table-cell office:value-type="string" calcext:value-type="string">
            <text:p>Security:ATECC608A-MAHDA</text:p>
          </table:table-cell>
          <table:table-cell office:value-type="string" calcext:value-type="string">
            <text:p>require:ATECC_UDFN8</text:p>
          </table:table-cell>
          <table:table-cell office:value-type="string" calcext:value-type="string">
            <text:p>Cryptographic Co-Processor with Secure Hardware-based 16 Key Storage, ECDSA and ECDH support, I2C, UDFN-8</text:p>
          </table:table-cell>
          <table:table-cell/>
        </table:table-row>
        <table:table-row table:style-name="ro1">
          <table:table-cell office:value-type="string" calcext:value-type="string">
            <text:p>Y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,12pF,10ppm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require:Crystal_SMD_2016-4pin_2.0x1.6mm</text:p>
          </table:table-cell>
          <table:table-cell office:value-type="string" calcext:value-type="string">
            <text:p>Four pin crystal, GND on pins 2 and 4</text:p>
          </table:table-cell>
          <table:table-cell/>
        </table:table-row>
        <table:table-row table:style-name="ro1">
          <table:table-cell office:value-type="string" calcext:value-type="string">
            <text:p>Y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MHz,9pF,10ppm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require:Crystal_SMD_2016-4pin_2.0x1.6mm</text:p>
          </table:table-cell>
          <table:table-cell office:value-type="string" calcext:value-type="string">
            <text:p>Four pin crystal, GND on pins 2 and 4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BOM.A1:BOM.G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21:20:30.998773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36:12.995959006</meta:creation-date>
    <dc:date>2019-05-15T21:28:16.296416155</dc:date>
    <meta:editing-duration>PT10M50S</meta:editing-duration>
    <meta:editing-cycles>3</meta:editing-cycles>
    <meta:generator>LibreOffice/6.0.7.3$Linux_X86_64 LibreOffice_project/00m0$Build-3</meta:generator>
    <meta:document-statistic meta:table-count="1" meta:cell-count="288" meta:object-count="0"/>
  </office:meta>
</office:document-meta>
</file>